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66.8mm"/>
    </style:style>
    <style:style style:name="co4" style:family="table-column">
      <style:table-column-properties fo:break-before="auto" style:column-width="101.39mm"/>
    </style:style>
    <style:style style:name="co5" style:family="table-column">
      <style:table-column-properties fo:break-before="auto" style:column-width="226.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42mm"/>
    </style:style>
    <style:style style:name="co8" style:family="table-column">
      <style:table-column-properties fo:break-before="auto" style:column-width="116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unciones del Sistema</text:p>
          </table:table-cell>
          <table:covered-table-cell table:number-columns-repeated="2" table:style-name="ce1"/>
          <table:covered-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D Categoría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0">
            <text:p>US</text:p>
          </table:table-cell>
          <table:table-cell table:style-name="ce1" office:value-type="string" calcext:value-type="string" table:number-columns-spanned="1" table:number-rows-spanned="10">
            <text:p>Usuario</text:p>
          </table:table-cell>
          <table:table-cell office:value-type="string" calcext:value-type="string">
            <text:p>Registrar nuevo usuario</text:p>
          </table:table-cell>
          <table:table-cell office:value-type="string" calcext:value-type="string">
            <text:p>El sistema deberá permitir el registro de un nuevo usuario en el almacenamiento persiste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ditar usuario existente</text:p>
          </table:table-cell>
          <table:table-cell office:value-type="string" calcext:value-type="string">
            <text:p>El sistema deberá permitir la edición de un usuario existe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liminar usuario existente</text:p>
          </table:table-cell>
          <table:table-cell office:value-type="string" calcext:value-type="string">
            <text:p>El sistema deberá permitir la eliminación de un usuario existe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usuario</text:p>
          </table:table-cell>
          <table:table-cell office:value-type="string" calcext:value-type="string">
            <text:p>El sistema deberá permitir listar a todos los usuarios y un detalle de los mismo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Crear áreas de trabajo</text:p>
          </table:table-cell>
          <table:table-cell office:value-type="string" calcext:value-type="string">
            <text:p>El sistema deberá permitir crear áreas de trabajo para un nuevo usuari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Eliminar áreas de trabajo</text:p>
          </table:table-cell>
          <table:table-cell office:value-type="string" calcext:value-type="string">
            <text:p>El sistema deberá permitir eliminar áreas de trabajo para un usuario existen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Registrar roles</text:p>
          </table:table-cell>
          <table:table-cell office:value-type="string" calcext:value-type="string">
            <text:p>El sistema deberá permitir el registro de nuevos roles en el almacenamiento persisten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Editar roles existente</text:p>
          </table:table-cell>
          <table:table-cell office:value-type="string" calcext:value-type="string">
            <text:p>El sistema deberá permitir la edición de un rol existen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Eliminar rol existente</text:p>
          </table:table-cell>
          <table:table-cell office:value-type="string" calcext:value-type="string">
            <text:p>El sistema deberá permitir la eliminación de un rol existen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Visualizar roles</text:p>
          </table:table-cell>
          <table:table-cell office:value-type="string" calcext:value-type="string">
            <text:p>El sistema deberá permitir listar los roles existentes en el almacenamiento persiste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7">
            <text:p>AC</text:p>
          </table:table-cell>
          <table:table-cell table:style-name="ce1" office:value-type="string" calcext:value-type="string" table:number-columns-spanned="1" table:number-rows-spanned="7">
            <text:p>Acceso</text:p>
          </table:table-cell>
          <table:table-cell office:value-type="string" calcext:value-type="string">
            <text:p>Iniciar sesión de usuario</text:p>
          </table:table-cell>
          <table:table-cell office:value-type="string" calcext:value-type="string">
            <text:p>El sistema deberá permitir iniciar sesión en el siste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Autenticar usuario</text:p>
          </table:table-cell>
          <table:table-cell office:value-type="string" calcext:value-type="string">
            <text:p>El sistema deberá permitir comprobar las credenciales del usuario para el inicio de sesió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Cerrar sesión</text:p>
          </table:table-cell>
          <table:table-cell office:value-type="string" calcext:value-type="string">
            <text:p>El sistema deberá permitir cerrar la sesión actual del usuar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Recuperar cuenta de usuario</text:p>
          </table:table-cell>
          <table:table-cell office:value-type="string" calcext:value-type="string">
            <text:p>El sistema deberá permitir recuperar la cuenta de usuario en caso de olvidar la contraseñ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Reestablecer cuenta de usuario</text:p>
          </table:table-cell>
          <table:table-cell office:value-type="string" calcext:value-type="string">
            <text:p>El sistema deberá permitir reestablecer la cuenta de usuario si se solicita una recuperació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Modificar datos de acceso</text:p>
          </table:table-cell>
          <table:table-cell office:value-type="string" calcext:value-type="string">
            <text:p>El sistema deberá permitir modificar los datos de acceso asociados al inicio de sesió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Notificación de cambios</text:p>
          </table:table-cell>
          <table:table-cell office:value-type="string" calcext:value-type="string">
            <text:p>El sistema deberá permitir notificar el cambio de datos en las credenciales gener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5">
            <text:p>ES</text:p>
          </table:table-cell>
          <table:table-cell table:style-name="ce1" office:value-type="string" calcext:value-type="string" table:number-columns-spanned="1" table:number-rows-spanned="5">
            <text:p>Estadísticas</text:p>
          </table:table-cell>
          <table:table-cell office:value-type="string" calcext:value-type="string">
            <text:p>Visualizar estadísticas de uso</text:p>
          </table:table-cell>
          <table:table-cell office:value-type="string" calcext:value-type="string">
            <text:p>El sistema deberá permitir entregar estadísticas de uso por usuario y por módu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Visualizar carga de servidores</text:p>
          </table:table-cell>
          <table:table-cell office:value-type="string" calcext:value-type="string">
            <text:p>El sistema deberá permitir visualizar la carga actual de los servidor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Visualizar carga de sistema de colas</text:p>
          </table:table-cell>
          <table:table-cell office:value-type="string" calcext:value-type="string">
            <text:p>El sistema deberá permitir visualizar la carga del sistema de col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estados de trabajos</text:p>
          </table:table-cell>
          <table:table-cell office:value-type="string" calcext:value-type="string">
            <text:p>El sistema deberá permitir visualizar los estados de trabaj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Visualizar estadísticas de trabajos</text:p>
          </table:table-cell>
          <table:table-cell office:value-type="string" calcext:value-type="string">
            <text:p>El sistema deberá permitir visualizar estadísticas relacionadas a los trabajos procesa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4">
            <text:p>AE</text:p>
          </table:table-cell>
          <table:table-cell table:style-name="ce1" office:value-type="string" calcext:value-type="string" table:number-columns-spanned="1" table:number-rows-spanned="14">
            <text:p>Análisis estadístico</text:p>
          </table:table-cell>
          <table:table-cell office:value-type="string" calcext:value-type="string">
            <text:p>Estimar estadísticos en relación a la muestra</text:p>
          </table:table-cell>
          <table:table-cell office:value-type="string" calcext:value-type="string">
            <text:p>El sistema deberá permitir calcular estadísticos sobre la data entrega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Visualizar estadísticos de datos</text:p>
          </table:table-cell>
          <table:table-cell office:value-type="string" calcext:value-type="string">
            <text:p>El sistema deberá permitir visualizar estadísticos sobre la data entrega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stimar box plot</text:p>
          </table:table-cell>
          <table:table-cell office:value-type="string" calcext:value-type="string">
            <text:p>El sistema deberá permitir estimar el box plot para un set de datos da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box plot</text:p>
          </table:table-cell>
          <table:table-cell office:value-type="string" calcext:value-type="string">
            <text:p>El sistema deberá permitir visualizar el box plot generad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Estimar histograma</text:p>
          </table:table-cell>
          <table:table-cell office:value-type="string" calcext:value-type="string">
            <text:p>El sistema deberá permitir estimar histogramas por atributos en set de datos dad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Visualizar histograma</text:p>
          </table:table-cell>
          <table:table-cell office:value-type="string" calcext:value-type="string">
            <text:p>El sistema deberá permitir visualizar el histograma genera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Estimar bar charts</text:p>
          </table:table-cell>
          <table:table-cell office:value-type="string" calcext:value-type="string">
            <text:p>El sistema deberá permitir estimar bar charts para atributos con distribución discre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Visualizar bar chart</text:p>
          </table:table-cell>
          <table:table-cell office:value-type="string" calcext:value-type="string">
            <text:p>El sistema deberá permitir visualizar el bar chart generad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Estimar pie charts</text:p>
          </table:table-cell>
          <table:table-cell office:value-type="string" calcext:value-type="string">
            <text:p>El sistema deberá permitir estimar pie charts para atributos con distribución discre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Visualizar pie charts</text:p>
          </table:table-cell>
          <table:table-cell office:value-type="string" calcext:value-type="string">
            <text:p>El sistema deberá permitir visualizar el pie charts generad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string" calcext:value-type="string">
            <text:p>Estimar matrices de correlación</text:p>
          </table:table-cell>
          <table:table-cell office:value-type="string" calcext:value-type="string">
            <text:p>El sistema deberá permitir estimar matrices de correlación para un set de datos de interé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Visualizar heat map</text:p>
          </table:table-cell>
          <table:table-cell office:value-type="string" calcext:value-type="string">
            <text:p>El sistema deberá permitir visualizar el heat map generado relacionado a la matriz de correlació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2"/>
          <table:table-cell office:value-type="string" calcext:value-type="string">
            <text:p>Estimar scatter plot</text:p>
          </table:table-cell>
          <table:table-cell office:value-type="string" calcext:value-type="string">
            <text:p>El sistema deberá permitir estimar scatter plot para un set de datos de interé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2"/>
          <table:table-cell office:value-type="string" calcext:value-type="string">
            <text:p>Visualizar scatter plot</text:p>
          </table:table-cell>
          <table:table-cell office:value-type="string" calcext:value-type="string">
            <text:p>El sistema deberá permitir visualizar el scatter plot gener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4">
            <text:p>ESD</text:p>
          </table:table-cell>
          <table:table-cell table:style-name="ce1" office:value-type="string" calcext:value-type="string" table:number-columns-spanned="1" table:number-rows-spanned="4">
            <text:p>Evaluación set de datos</text:p>
          </table:table-cell>
          <table:table-cell office:value-type="string" calcext:value-type="string">
            <text:p>Revisar correcto estado set de datos</text:p>
          </table:table-cell>
          <table:table-cell office:value-type="string" calcext:value-type="string">
            <text:p>El sistema deberá permitir revisar el correcto estado del set de dat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Revisar variables discretas en set de datos</text:p>
          </table:table-cell>
          <table:table-cell office:value-type="string" calcext:value-type="string">
            <text:p>El sistema deberá permitir revisar si el set de datos presenta variables discretas en sus atribut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Revisar formato de set de datos</text:p>
          </table:table-cell>
          <table:table-cell office:value-type="string" calcext:value-type="string">
            <text:p>El sistema deberá permitir revisar el formato del set de datos y chequear si viene según las características impuest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Alojar set de datos en área de trabajo</text:p>
          </table:table-cell>
          <table:table-cell office:value-type="string" calcext:value-type="string">
            <text:p>El sistema deberá permitir alojar el set de datos en el área de trabajo del usu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9">
            <text:p>MANS</text:p>
          </table:table-cell>
          <table:table-cell table:style-name="ce1" office:value-type="string" calcext:value-type="string" table:number-columns-spanned="1" table:number-rows-spanned="9">
            <text:p>Modelos de Aprendizaje No Supervisado</text:p>
          </table:table-cell>
          <table:table-cell office:value-type="string" calcext:value-type="string">
            <text:p>Implementar algoritmo K-Means</text:p>
          </table:table-cell>
          <table:table-cell office:value-type="string" calcext:value-type="string">
            <text:p>El sistema deberá permitir implementar el algoritmo K-Means para entorno de aprendizaje no supervis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algoritmo Mean Shift</text:p>
          </table:table-cell>
          <table:table-cell office:value-type="string" calcext:value-type="string">
            <text:p>El sistema deberá permitir implementar el algoritmo Mean Shift para entorno de aprendizaje no supervisa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 Affinity Propagation</text:p>
          </table:table-cell>
          <table:table-cell office:value-type="string" calcext:value-type="string">
            <text:p>El sistema deberá permitir implementar el algoritmo Affinity Propagation para entorno de aprendizaje no supervisa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DBScan</text:p>
          </table:table-cell>
          <table:table-cell office:value-type="string" calcext:value-type="string">
            <text:p>El sistema deberá permitir implementar el algoritmo DBScan para entorno de aprendizaje no supervisad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 Aglomerativos</text:p>
          </table:table-cell>
          <table:table-cell office:value-type="string" calcext:value-type="string">
            <text:p>El sistema deberá permitir implementar el algoritmo Aglomerativos para entorno de aprendizaje no supervisad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Implementar algoritmo jerarquizado</text:p>
          </table:table-cell>
          <table:table-cell office:value-type="string" calcext:value-type="string">
            <text:p>El sistema deberá permitir implementar el algoritmo Jerarquizado para entorno de aprendizaje no supervisa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Implementar algoritmo SOM</text:p>
          </table:table-cell>
          <table:table-cell office:value-type="string" calcext:value-type="string">
            <text:p>El sistema deberá permitir implementar el algoritmo Self Organization Map para entorno de aprendizaje no supervisad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Evaluar las particiones generadas</text:p>
          </table:table-cell>
          <table:table-cell office:value-type="string" calcext:value-type="string">
            <text:p>El sistema deberá permitir la evaluación de las particiones generadas mediante Coeficientes determinado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Reportar resultados</text:p>
          </table:table-cell>
          <table:table-cell office:value-type="string" calcext:value-type="string">
            <text:p>El sistema deberá permitir reportar los resultados obtenidos para su posterior análisi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5">
            <text:p>MAS</text:p>
          </table:table-cell>
          <table:table-cell table:style-name="ce1" office:value-type="string" calcext:value-type="string" table:number-columns-spanned="1" table:number-rows-spanned="15">
            <text:p>Modelos de Aprendizaje Supervisado</text:p>
          </table:table-cell>
          <table:table-cell office:value-type="string" calcext:value-type="string">
            <text:p>Implementar algoritmo Naive Bayes</text:p>
          </table:table-cell>
          <table:table-cell office:value-type="string" calcext:value-type="string">
            <text:p>El sistema deberá permitir implementar el algoritmo Naive Bayes para entorno de aprendizaje supervis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algoritmo KNN</text:p>
          </table:table-cell>
          <table:table-cell office:value-type="string" calcext:value-type="string">
            <text:p>El sistema deberá permitir implementar el algoritmo KNN para entorno de aprendizaje supervisa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 Random Forest</text:p>
          </table:table-cell>
          <table:table-cell office:value-type="string" calcext:value-type="string">
            <text:p>El sistema deberá permitir implementar el algoritmo Random Forest para entorno de aprendizaje supervisa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AdaBoost</text:p>
          </table:table-cell>
          <table:table-cell office:value-type="string" calcext:value-type="string">
            <text:p>El sistema deberá permitir implementar el algoritmo AdaBoost para entorno de aprendizaje supervisad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 SVM</text:p>
          </table:table-cell>
          <table:table-cell office:value-type="string" calcext:value-type="string">
            <text:p>El sistema deberá permitir implementar el algoritmo SVM para entorno de aprendizaje supervisad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Implementar algoritmo NuSVC</text:p>
          </table:table-cell>
          <table:table-cell office:value-type="string" calcext:value-type="string">
            <text:p>El sistema deberá permitir implementar el algoritmo NuSVC para entorno de aprendizaje supervisa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Implementar algoritmo MLP</text:p>
          </table:table-cell>
          <table:table-cell office:value-type="string" calcext:value-type="string">
            <text:p>El sistema deberá permitir implementar el algoritmo MLP para entorno de aprendizaje supervisad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Implementar algoritmo Árboles de Decisión</text:p>
          </table:table-cell>
          <table:table-cell office:value-type="string" calcext:value-type="string">
            <text:p>El sistema deberá permitir implementar el algoritmo Árboles de decisión para entorno de aprendizaje supervisad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Implementar validación cruzada</text:p>
          </table:table-cell>
          <table:table-cell office:value-type="string" calcext:value-type="string">
            <text:p>El sistema deberá permitir implementar los algoritmos de validación cruzada para cada algoritm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Implementar validación LOU</text:p>
          </table:table-cell>
          <table:table-cell office:value-type="string" calcext:value-type="string">
            <text:p>El sistema deberá permitir implementar los algoritmos de validación LOU para cada algoritm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string" calcext:value-type="string">
            <text:p>Estimar Curva ROC</text:p>
          </table:table-cell>
          <table:table-cell office:value-type="string" calcext:value-type="string">
            <text:p>El sistema deberá permitir estimar la curva roc para el modelo resultan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Estimar curva de validación</text:p>
          </table:table-cell>
          <table:table-cell office:value-type="string" calcext:value-type="string">
            <text:p>El sistema deberá permitir estimar la curva de validación para el modelo resultant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2"/>
          <table:table-cell office:value-type="string" calcext:value-type="string">
            <text:p>Estimar matriz de confusión</text:p>
          </table:table-cell>
          <table:table-cell office:value-type="string" calcext:value-type="string">
            <text:p>El sistema deberá permitir estimar la matriz de confusión para el modelo resultant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2"/>
          <table:table-cell office:value-type="string" calcext:value-type="string">
            <text:p>Estimar las medidas de desempeño</text:p>
          </table:table-cell>
          <table:table-cell office:value-type="string" calcext:value-type="string">
            <text:p>El sistema deberá permitir estimar las medidas de desempeño obtenidas para el modelo resultan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2"/>
          <table:table-cell office:value-type="string" calcext:value-type="string">
            <text:p>Alojar resultados en job</text:p>
          </table:table-cell>
          <table:table-cell office:value-type="string" calcext:value-type="string">
            <text:p>El sistema deberá permitir alojar los resultados obtenidos en el job relacionado al área de traba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5">
            <text:p>AF</text:p>
          </table:table-cell>
          <table:table-cell table:style-name="ce1" office:value-type="string" calcext:value-type="string" table:number-columns-spanned="1" table:number-rows-spanned="5">
            <text:p>Análisis de Características</text:p>
          </table:table-cell>
          <table:table-cell office:value-type="string" calcext:value-type="string">
            <text:p>Implementar PCA</text:p>
          </table:table-cell>
          <table:table-cell office:value-type="string" calcext:value-type="string">
            <text:p>El sistema deberá permitir la implementación del algoritmo PCA y exponer los resultados generad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Deformaciones de Espacio</text:p>
          </table:table-cell>
          <table:table-cell office:value-type="string" calcext:value-type="string">
            <text:p>El sistema deberá permitir la implementación de la evaluación de características mediante Importancia en Random For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s de Mutual Information</text:p>
          </table:table-cell>
          <table:table-cell office:value-type="string" calcext:value-type="string">
            <text:p>El sistema deberá permitir la implementación de los algoritmos referentes a mutual inform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de correlaciones</text:p>
          </table:table-cell>
          <table:table-cell office:value-type="string" calcext:value-type="string">
            <text:p>El sistema deberá permitir implementar y analizar los resultados de análisis de correlacion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s basados en distribuciones bayesianas</text:p>
          </table:table-cell>
          <table:table-cell office:value-type="string" calcext:value-type="string">
            <text:p>El sistema deberá permitir la implementación de métodos bayesianos para análisis de característic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7">
            <text:p>SC</text:p>
          </table:table-cell>
          <table:table-cell table:style-name="ce1" office:value-type="string" calcext:value-type="string" table:number-columns-spanned="1" table:number-rows-spanned="7">
            <text:p>Sistema de Colas</text:p>
          </table:table-cell>
          <table:table-cell office:value-type="string" calcext:value-type="string">
            <text:p>Registrar procesos en sistema de colas</text:p>
          </table:table-cell>
          <table:table-cell office:value-type="string" calcext:value-type="string">
            <text:p>El sistema deberá permitir el registro de nuevos procesos en sistema de colas y establecer las configuraciones sobre el mism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ditar proceso en sistema de cola</text:p>
          </table:table-cell>
          <table:table-cell office:value-type="string" calcext:value-type="string">
            <text:p>El sistema deberá permitir modificar los procesos encolados, cambiarles estados, modificar prioridades, etc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liminar proceso de sistema de cola</text:p>
          </table:table-cell>
          <table:table-cell office:value-type="string" calcext:value-type="string">
            <text:p>El sistema deberá permitir remover procesos en sistemas de colas e identificar las consecuencias del hecho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Mostrar estado de cola</text:p>
          </table:table-cell>
          <table:table-cell office:value-type="string" calcext:value-type="string">
            <text:p>El sistema deberá permitir consultar los procesos en sistema de colas y exponer las características de ello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Notificar estados de procesos</text:p>
          </table:table-cell>
          <table:table-cell office:value-type="string" calcext:value-type="string">
            <text:p>El sistema deberá permitir notificar a los usuarios los estados de los procesos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Notificar finalización de trabajos</text:p>
          </table:table-cell>
          <table:table-cell office:value-type="string" calcext:value-type="string">
            <text:p>El sistema deberá permitir la notificación a los usuarios cuando un job final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Revisar procesos en cola</text:p>
          </table:table-cell>
          <table:table-cell office:value-type="string" calcext:value-type="string">
            <text:p>El sistema deberá permitir la revisión constante de los procesos encola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3">
            <text:p>SN</text:p>
          </table:table-cell>
          <table:table-cell table:style-name="ce1" office:value-type="string" calcext:value-type="string" table:number-columns-spanned="1" table:number-rows-spanned="3">
            <text:p>Sistema de notificaciones</text:p>
          </table:table-cell>
          <table:table-cell office:value-type="string" calcext:value-type="string">
            <text:p>Enviar mensajes de notificaciones a usuarios</text:p>
          </table:table-cell>
          <table:table-cell office:value-type="string" calcext:value-type="string">
            <text:p>El sistema deberá permitir la notificación de nuevos mensajes a usuarios vía email o notificación pus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Configurar mensajes de notificaciones</text:p>
          </table:table-cell>
          <table:table-cell office:value-type="string" calcext:value-type="string">
            <text:p>El sistema deberá permitir configurar y condicionar las notificaciones que se emit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Generar notificaciones globales</text:p>
          </table:table-cell>
          <table:table-cell office:value-type="string" calcext:value-type="string">
            <text:p>El sistema deberá permitir generar notificaciones generales a todos los usuarios existen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4">
            <text:p>AP</text:p>
          </table:table-cell>
          <table:table-cell table:style-name="ce1" office:value-type="string" calcext:value-type="string" table:number-columns-spanned="1" table:number-rows-spanned="4">
            <text:p>Almacenamiento Persistente</text:p>
          </table:table-cell>
          <table:table-cell office:value-type="string" calcext:value-type="string">
            <text:p>Responder solicitudes de muestra de datos</text:p>
          </table:table-cell>
          <table:table-cell office:value-type="string" calcext:value-type="string">
            <text:p>El sistema deberá permitir responder <text:s/>a las solicitudes de consulta de datos desde el sistema de almacenamiento persiste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Registrar nuevos elementos</text:p>
          </table:table-cell>
          <table:table-cell office:value-type="string" calcext:value-type="string">
            <text:p>El sistema deberá permitir registrar nuevos elementos en el sistema de almacenamiento persiste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Modificar elementos en el sistema</text:p>
          </table:table-cell>
          <table:table-cell office:value-type="string" calcext:value-type="string">
            <text:p>El sistema deberá permitir editar registros y mantener la concordancia de las relaciones asociadas al sistema de almacenamiento persiste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liminar elementos en el sistema</text:p>
          </table:table-cell>
          <table:table-cell office:value-type="string" calcext:value-type="string">
            <text:p>El sistema deberá permitir eliminar registros en el sistema de almacenamiento persistente</text:p>
          </table:table-cell>
        </table:table-row>
      </table:table>
      <table:table table:name="Hoja2" table:style-name="ta1">
        <table:table-column table:style-name="co7" table:number-columns-repeated="2" table:default-cell-style-name="ce4"/>
        <table:table-column table:style-name="co3" table:default-cell-style-name="ce4"/>
        <table:table-column table:style-name="co8" table:default-cell-style-name="ce4"/>
        <table:table-column table:style-name="co6" table:number-columns-repeated="1020" table:default-cell-style-name="ce4"/>
        <table:table-row table:style-name="ro1">
          <table:table-cell table:style-name="ce3" office:value-type="string" calcext:value-type="string" table:number-columns-spanned="4" table:number-rows-spanned="1">
            <text:p>Descripción de categoría de funciones</text:p>
          </table:table-cell>
          <table:covered-table-cell table:number-columns-repeated="2" table:style-name="ce5"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bre Categoría</text:p>
          </table:table-cell>
          <table:table-cell office:value-type="string" calcext:value-type="string">
            <text:p>Descripció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S</text:p>
          </table:table-cell>
          <table:table-cell table:style-name="ce5" office:value-type="string" calcext:value-type="string">
            <text:p>Usuario</text:p>
          </table:table-cell>
          <table:table-cell office:value-type="string" calcext:value-type="string">
            <text:p>Funciones relacionadas a las acciones a realizar por parte del usuario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cceso</text:p>
          </table:table-cell>
          <table:table-cell office:value-type="string" calcext:value-type="string">
            <text:p>Funciones relacionadas al sistema de acceso a la aplicación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Estadísticas</text:p>
          </table:table-cell>
          <table:table-cell office:value-type="string" calcext:value-type="string">
            <text:p>Funciones relacionadas a las estadísticas de uso de la herramienta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Análisis estadístico</text:p>
          </table:table-cell>
          <table:table-cell office:value-type="string" calcext:value-type="string">
            <text:p>Funciones relacionadas al análisis estadístico de los datos de entrad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D</text:p>
          </table:table-cell>
          <table:table-cell table:style-name="ce5" office:value-type="string" calcext:value-type="string">
            <text:p>Evaluación set de datos</text:p>
          </table:table-cell>
          <table:table-cell office:value-type="string" calcext:value-type="string">
            <text:p>Funciones relacionadas al chequeo y validación de los datos de entrada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MANS</text:p>
          </table:table-cell>
          <table:table-cell table:style-name="ce5" office:value-type="string" calcext:value-type="string">
            <text:p>Modelos de Aprendizaje No Supervisado</text:p>
          </table:table-cell>
          <table:table-cell office:value-type="string" calcext:value-type="string">
            <text:p>Funciones relacionadas al uso de clustering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MAS</text:p>
          </table:table-cell>
          <table:table-cell table:style-name="ce5" office:value-type="string" calcext:value-type="string">
            <text:p>Modelos de Aprendizaje Supervisado</text:p>
          </table:table-cell>
          <table:table-cell office:value-type="string" calcext:value-type="string">
            <text:p>Funciones relacionadas al entrenamiento de modelos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nálisis de Características</text:p>
          </table:table-cell>
          <table:table-cell office:value-type="string" calcext:value-type="string">
            <text:p>Funciones relacionadas al análisis de características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Sistema de Colas</text:p>
          </table:table-cell>
          <table:table-cell office:value-type="string" calcext:value-type="string">
            <text:p>Funciones relacionadas al proceso de jobs en sistemas de colas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N</text:p>
          </table:table-cell>
          <table:table-cell table:style-name="ce5" office:value-type="string" calcext:value-type="string">
            <text:p>Sistema de notificaciones</text:p>
          </table:table-cell>
          <table:table-cell office:value-type="string" calcext:value-type="string">
            <text:p>Funciones relacionadas a las notificaciones vía correo electrónico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lmacenamiento Persistente</text:p>
          </table:table-cell>
          <table:table-cell office:value-type="string" calcext:value-type="string">
            <text:p>Funciones relacionadas al sistema de almacenamiento persistente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-00-0000</text:date>, <text:time style:data-style-name="N2" text:time-value="23:34:33.8217238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28:39.598361836</meta:creation-date>
    <dc:date>2018-09-26T23:41:36.927964037</dc:date>
    <meta:editing-duration>PT34M50S</meta:editing-duration>
    <meta:editing-cycles>6</meta:editing-cycles>
    <meta:generator>LibreOffice/5.1.6.2$Linux_X86_64 LibreOffice_project/10m0$Build-2</meta:generator>
    <meta:document-statistic meta:table-count="2" meta:cell-count="326" meta:object-count="0"/>
  </office:meta>
</office:document-meta>
</file>